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draw:fill-color="#cc0066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/>
      <style:paragraph-properties style:writing-mode="lr-tb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45cm"/>
      <style:paragraph-properties style:writing-mode="lr-tb"/>
    </style:style>
    <style:style style:name="gr1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gr1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006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5cm" svg:height="0.635cm" svg:x="3.5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635cm" svg:height="0.635cm" svg:x="13.5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75cm" svg:y1="13.256cm" svg:x2="13.54cm" svg:y2="13.256cm" draw:start-shape="id1" draw:start-glue-point="10" draw:end-shape="id2" draw:end-glue-point="6" svg:d="M4175 13256h9365" svg:viewBox="0 0 9366 1">
          <text:p/>
        </draw:connector>
        <draw:frame draw:style-name="gr4" draw:text-style-name="P3" draw:layer="layout" svg:width="0.925cm" svg:height="0.962cm" svg:x="3.413cm" svg:y="13.627cm">
          <draw:text-box>
            <text:p>A</text:p>
          </draw:text-box>
        </draw:frame>
        <draw:frame draw:style-name="gr4" draw:text-style-name="P3" draw:layer="layout" svg:width="0.925cm" svg:height="0.962cm" svg:x="13.414cm" svg:y="13.627cm">
          <draw:text-box>
            <text:p>B</text:p>
          </draw:text-box>
        </draw:frame>
        <draw:line draw:style-name="gr5" draw:text-style-name="P4" draw:layer="layout" svg:x1="8.747cm" svg:y1="13.192cm" svg:x2="13.573cm" svg:y2="9.382cm">
          <text:p/>
        </draw:line>
        <draw:path draw:style-name="gr6" draw:text-style-name="P4" draw:layer="layout" svg:width="1.015cm" svg:height="0.507cm" draw:transform="rotate (-0.643502895210309) translate (9.89000000000114cm 12.3029999999985cm)" svg:viewBox="0 0 1016 508" svg:d="M0 0c635 0 1016 508 1016 508">
          <text:p/>
        </draw:path>
        <draw:frame draw:style-name="gr7" draw:text-style-name="P1" draw:layer="layout" svg:width="0.428cm" svg:height="0.331cm" svg:x="10.478cm" svg:y="12.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1" draw:text-style-name="P1" xml:id="id3" draw:id="id3" draw:layer="layout" svg:width="0.635cm" svg:height="0.635cm" svg:x="3.5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635cm" svg:height="0.635cm" svg:x="13.5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75cm" svg:y1="13.256cm" svg:x2="13.54cm" svg:y2="13.256cm" draw:start-shape="id3" draw:start-glue-point="10" draw:end-shape="id4" draw:end-glue-point="6" svg:d="M4175 13256h9365" svg:viewBox="0 0 9366 1">
          <text:p/>
        </draw:connector>
        <draw:frame draw:style-name="gr4" draw:text-style-name="P3" draw:layer="layout" svg:width="0.925cm" svg:height="0.962cm" svg:x="3.413cm" svg:y="13.627cm">
          <draw:text-box>
            <text:p>A</text:p>
          </draw:text-box>
        </draw:frame>
        <draw:frame draw:style-name="gr4" draw:text-style-name="P3" draw:layer="layout" svg:width="0.925cm" svg:height="0.962cm" svg:x="13.414cm" svg:y="13.627cm">
          <draw:text-box>
            <text:p>B</text:p>
          </draw:text-box>
        </draw:frame>
        <draw:frame draw:style-name="gr7" draw:text-style-name="P1" draw:layer="layout" svg:width="0.428cm" svg:height="0.331cm" svg:x="10.559cm" svg:y="12.3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4" draw:layer="layout" svg:x1="9.128cm" svg:y1="9.255cm" svg:x2="9.128cm" svg:y2="17.002cm">
          <text:p/>
        </draw:line>
        <draw:line draw:style-name="gr5" draw:text-style-name="P4" draw:layer="layout" svg:x1="11.287cm" svg:y1="10.906cm" svg:x2="6.969cm" svg:y2="15.605cm">
          <text:p/>
        </draw:line>
        <draw:frame draw:style-name="gr8" draw:text-style-name="P5" draw:layer="layout" svg:width="3.101cm" svg:height="0.725cm" svg:x="10.652cm" svg:y="10.144cm">
          <draw:text-box>
            <text:p><text:span text:style-name="T1">Incident wave</text:span></text:p>
          </draw:text-box>
        </draw:frame>
        <draw:frame draw:style-name="gr7" draw:text-style-name="P1" draw:layer="layout" svg:width="0.462cm" svg:height="0.25cm" svg:x="2.986cm" svg:y="12.7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" draw:layer="layout" svg:width="0.809cm" svg:height="0.25cm" svg:x="2.604cm" svg:y="13.4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1" draw:layer="layout" svg:width="0.546cm" svg:height="0.783cm" svg:x="8.893cm" svg:y="8.3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" draw:layer="layout" svg:width="0.872cm" svg:height="0.783cm" svg:x="8.693cm" svg:y="17.07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" draw:layer="layout" svg:width="0.428cm" svg:height="0.47cm" svg:x="14.415cm" svg:y="13.0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path draw:style-name="gr9" draw:text-style-name="P4" draw:layer="layout" svg:width="1.015cm" svg:height="0.507cm" draw:transform="rotate (-0.643502895210309) translate (10.0380000000011cm 12.2529999999985cm)" svg:viewBox="0 0 1016 508" svg:d="M0 0c635 0 1016 508 1016 508">
          <text:p/>
        </draw:path>
      </draw:page>
      <draw:page draw:name="page3" draw:style-name="dp1" draw:master-page-name="Default">
        <draw:custom-shape draw:style-name="gr1" draw:text-style-name="P1" xml:id="id5" draw:id="id5" draw:layer="layout" svg:width="0.635cm" svg:height="0.635cm" svg:x="3.54cm" svg:y="12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635cm" svg:height="0.635cm" svg:x="13.54cm" svg:y="12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75cm" svg:y1="13.257cm" svg:x2="13.54cm" svg:y2="13.257cm" draw:start-shape="id5" draw:start-glue-point="10" draw:end-shape="id6" draw:end-glue-point="6" svg:d="M4175 13257h9365" svg:viewBox="0 0 9366 1">
          <text:p/>
        </draw:connector>
        <draw:frame draw:style-name="gr4" draw:text-style-name="P3" draw:layer="layout" svg:width="0.925cm" svg:height="0.962cm" svg:x="3.413cm" svg:y="13.628cm">
          <draw:text-box>
            <text:p>A</text:p>
          </draw:text-box>
        </draw:frame>
        <draw:frame draw:style-name="gr4" draw:text-style-name="P3" draw:layer="layout" svg:width="0.925cm" svg:height="0.962cm" svg:x="13.414cm" svg:y="13.628cm">
          <draw:text-box>
            <text:p>B</text:p>
          </draw:text-box>
        </draw:frame>
        <draw:line draw:style-name="gr6" draw:text-style-name="P4" draw:layer="layout" svg:x1="9.128cm" svg:y1="9.256cm" svg:x2="9.128cm" svg:y2="17.003cm">
          <text:p/>
        </draw:line>
        <draw:line draw:style-name="gr5" draw:text-style-name="P4" draw:layer="layout" svg:x1="11.668cm" svg:y1="11.921cm" svg:x2="6.08cm" svg:y2="14.843cm">
          <text:p/>
        </draw:line>
        <draw:frame draw:style-name="gr10" draw:text-style-name="P5" draw:layer="layout" svg:width="4.845cm" svg:height="0.725cm" svg:x="11.668cm" svg:y="10.779cm">
          <draw:text-box>
            <text:p><text:span text:style-name="T1">Incident wave (postive)</text:span></text:p>
          </draw:text-box>
        </draw:frame>
        <draw:line draw:style-name="gr11" draw:text-style-name="P4" draw:layer="layout" svg:x1="6.334cm" svg:y1="11.795cm" svg:x2="11.922cm" svg:y2="14.717cm">
          <text:p/>
        </draw:line>
        <draw:frame draw:style-name="gr12" draw:text-style-name="P5" draw:layer="layout" svg:width="5.108cm" svg:height="0.725cm" svg:x="11.649cm" svg:y="15.007cm">
          <draw:text-box>
            <text:p><text:span text:style-name="T1">Incident wave (negative)</text:span></text:p>
          </draw:text-box>
        </draw:frame>
        <draw:frame draw:style-name="gr7" draw:text-style-name="P1" draw:layer="layout" svg:width="1.233cm" svg:height="0.53cm" svg:x="4.284cm" svg:y="13.8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" draw:layer="layout" svg:width="2.448cm" svg:height="0.542cm" svg:x="14.35cm" svg:y="13.8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1.156cm" svg:height="0.868cm" svg:x="8.366cm" svg:y="13.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" draw:layer="layout" svg:width="0.428cm" svg:height="0.331cm" svg:x="11.759cm" svg:y="12.3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9" draw:text-style-name="P4" draw:layer="layout" svg:width="1.063cm" svg:height="0.544cm" draw:transform="skewX (-0.112922802604033) rotate (-0.701447826376521) translate (11.3600001193958cm 12.0759998211088cm)" svg:viewBox="0 0 1064 545" svg:d="M0 0c665 0 1064 545 1064 545">
          <text:p/>
        </draw:path>
        <draw:frame draw:style-name="gr7" draw:text-style-name="P1" draw:layer="layout" svg:width="0.546cm" svg:height="0.783cm" svg:x="8.893cm" svg:y="8.37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" draw:layer="layout" svg:width="0.872cm" svg:height="0.783cm" svg:x="8.693cm" svg:y="17.0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  <draw:page draw:name="page4" draw:style-name="dp1" draw:master-page-name="Default">
        <draw:custom-shape draw:style-name="gr1" draw:text-style-name="P1" xml:id="id7" draw:id="id7" draw:layer="layout" svg:width="0.635cm" svg:height="0.635cm" svg:x="3.5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635cm" svg:height="0.635cm" svg:x="13.5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75cm" svg:y1="13.256cm" svg:x2="13.54cm" svg:y2="13.256cm" draw:start-shape="id7" draw:start-glue-point="10" draw:end-shape="id8" draw:end-glue-point="6" svg:d="M4175 13256h9365" svg:viewBox="0 0 9366 1">
          <text:p/>
        </draw:connector>
        <draw:frame draw:style-name="gr4" draw:text-style-name="P7" draw:layer="layout" svg:width="0.925cm" svg:height="0.962cm" svg:x="3.413cm" svg:y="13.627cm">
          <draw:text-box>
            <text:p text:style-name="P6">A</text:p>
          </draw:text-box>
        </draw:frame>
        <draw:frame draw:style-name="gr4" draw:text-style-name="P7" draw:layer="layout" svg:width="0.925cm" svg:height="0.962cm" svg:x="13.414cm" svg:y="13.627cm">
          <draw:text-box>
            <text:p text:style-name="P6">B</text:p>
          </draw:text-box>
        </draw:frame>
        <draw:frame draw:style-name="gr7" draw:text-style-name="P1" draw:layer="layout" svg:width="0.428cm" svg:height="0.331cm" svg:x="11.748cm" svg:y="12.4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6" draw:text-style-name="P4" draw:layer="layout" svg:x1="9.128cm" svg:y1="9.255cm" svg:x2="9.128cm" svg:y2="17.002cm">
          <text:p/>
        </draw:line>
        <draw:line draw:style-name="gr5" draw:text-style-name="P4" draw:layer="layout" svg:x1="13.827cm" svg:y1="11.033cm" svg:x2="6.207cm" svg:y2="14.589cm">
          <text:p/>
        </draw:line>
        <draw:frame draw:style-name="gr8" draw:text-style-name="P5" draw:layer="layout" svg:width="3.101cm" svg:height="0.725cm" svg:x="10.652cm" svg:y="10.144cm">
          <draw:text-box>
            <text:p text:style-name="P8"><text:span text:style-name="T1">Incident wave</text:span></text:p>
          </draw:text-box>
        </draw:frame>
        <draw:frame draw:style-name="gr7" draw:text-style-name="P1" draw:layer="layout" svg:width="0.462cm" svg:height="0.25cm" svg:x="2.986cm" svg:y="12.79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" draw:layer="layout" svg:width="0.809cm" svg:height="0.25cm" svg:x="2.604cm" svg:y="13.41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1" draw:layer="layout" svg:width="0.546cm" svg:height="0.783cm" svg:x="8.893cm" svg:y="8.3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" draw:layer="layout" svg:width="0.872cm" svg:height="0.783cm" svg:x="8.693cm" svg:y="17.07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" draw:layer="layout" svg:width="0.428cm" svg:height="0.47cm" svg:x="14.415cm" svg:y="13.06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path draw:style-name="gr9" draw:text-style-name="P4" draw:layer="layout" svg:width="1.015cm" svg:height="0.507cm" draw:transform="rotate (-0.643502895210309) translate (11.1600000000011cm 12.3029999999985cm)" svg:viewBox="0 0 1016 508" svg:d="M0 0c635 0 1016 508 1016 508">
          <text:p/>
        </draw:path>
        <draw:frame draw:style-name="gr13" draw:text-style-name="P3" draw:layer="layout" svg:width="0.635cm" svg:height="0.962cm" svg:x="9.128cm" svg:y="13.573cm">
          <draw:text-box>
            <text:p>D</text:p>
          </draw:text-box>
        </draw:frame>
        <draw:line draw:style-name="gr5" draw:text-style-name="P4" draw:layer="layout" svg:x1="9.001cm" svg:y1="14.081cm" svg:x2="4.302cm" svg:y2="14.081cm">
          <text:p/>
        </draw:line>
        <draw:line draw:style-name="gr5" draw:text-style-name="P4" draw:layer="layout" svg:x1="10.017cm" svg:y1="14.081cm" svg:x2="13.446cm" svg:y2="14.081cm">
          <text:p/>
        </draw:line>
        <draw:line draw:style-name="gr14" draw:text-style-name="P4" draw:layer="layout" svg:x1="11.922cm" svg:y1="9.509cm" svg:x2="3.921cm" svg:y2="13.192cm">
          <text:p/>
        </draw:line>
        <draw:line draw:style-name="gr6" draw:text-style-name="P4" draw:layer="layout" svg:x1="13.827cm" svg:y1="13.319cm" svg:x2="11.922cm" svg:y2="9.509cm">
          <text:p/>
        </draw:line>
        <draw:frame draw:style-name="gr15" draw:text-style-name="P5" draw:layer="layout" svg:width="2.921cm" svg:height="0.725cm" draw:transform="rotate (0.430223660616602) translate (6.3cm 11.25cm)">
          <draw:text-box>
            <text:p><text:span text:style-name="T1">d = Dcos(</text:span><text:span text:style-name="T2">θ</text:span><text:span text:style-name="T1">)</text:span></text:p>
          </draw:text-box>
        </draw:frame>
        <draw:frame draw:style-name="gr7" draw:text-style-name="P1" draw:layer="layout" svg:width="0.428cm" svg:height="0.331cm" svg:x="11.748cm" svg:y="12.43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" draw:layer="layout" svg:width="0.428cm" svg:height="0.331cm" svg:x="11.748cm" svg:y="12.4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29T23:15:52.934635135</meta:creation-date>
    <dc:date>2022-05-29T08:02:24.886696877</dc:date>
    <meta:editing-duration>PT14H39M39S</meta:editing-duration>
    <meta:editing-cycles>9</meta:editing-cycles>
    <meta:generator>LibreOffice/7.3.3.2$Linux_X86_64 LibreOffice_project/30$Build-2</meta:generator>
    <meta:document-statistic meta:object-count="63"/>
  </office:meta>
</office:document-meta>
</file>

<file path=Object 1/content.xml><?xml version="1.0" encoding="utf-8"?>
<math xmlns="http://www.w3.org/1998/Math/MathML" display="block">
  <semantics>
    <mi>θ</mi>
    <annotation encoding="StarMath 5.0">%theta</annotation>
  </semantics>
</math>
</file>

<file path=Object 10/content.xml><?xml version="1.0" encoding="utf-8"?>
<math xmlns="http://www.w3.org/1998/Math/MathML" display="block">
  <semantics>
    <mfrac>
      <mrow>
        <mo stretchy="false">−</mo>
        <mi>π</mi>
      </mrow>
      <mn>2</mn>
    </mfrac>
    <annotation encoding="StarMath 5.0">-{%pi} over { 2 }</annotation>
  </semantics>
</math>
</file>

<file path=Object 11/content.xml><?xml version="1.0" encoding="utf-8"?>
<math xmlns="http://www.w3.org/1998/Math/MathML" display="block">
  <semantics>
    <mn>0</mn>
    <annotation encoding="StarMath 5.0">0</annotation>
  </semantics>
</math>
</file>

<file path=Object 12/content.xml><?xml version="1.0" encoding="utf-8"?>
<math xmlns="http://www.w3.org/1998/Math/MathML" display="block">
  <semantics>
    <mfrac>
      <mi>π</mi>
      <mn>2</mn>
    </mfrac>
    <annotation encoding="StarMath 5.0">{%pi} over { 2 }</annotation>
  </semantics>
</math>
</file>

<file path=Object 13/content.xml><?xml version="1.0" encoding="utf-8"?>
<math xmlns="http://www.w3.org/1998/Math/MathML" display="block">
  <semantics>
    <mfrac>
      <mrow>
        <mo stretchy="false">−</mo>
        <mi>π</mi>
      </mrow>
      <mn>2</mn>
    </mfrac>
    <annotation encoding="StarMath 5.0">-{%pi} over { 2 }</annotation>
  </semantics>
</math>
</file>

<file path=Object 14/content.xml><?xml version="1.0" encoding="utf-8"?>
<math xmlns="http://www.w3.org/1998/Math/MathML" display="block">
  <semantics>
    <mi>θ</mi>
    <annotation encoding="StarMath 5.0">%theta</annotation>
  </semantics>
</math>
</file>

<file path=Object 15/content.xml><?xml version="1.0" encoding="utf-8"?>
<math xmlns="http://www.w3.org/1998/Math/MathML" display="block">
  <semantics>
    <mi>θ</mi>
    <annotation encoding="StarMath 5.0">%theta</annotation>
  </semantics>
</math>
</file>

<file path=Object 2/content.xml><?xml version="1.0" encoding="utf-8"?>
<math xmlns="http://www.w3.org/1998/Math/MathML" display="block">
  <semantics>
    <mi>θ</mi>
    <annotation encoding="StarMath 5.0">%theta</annotation>
  </semantics>
</math>
</file>

<file path=Object 20/content.xml><?xml version="1.0" encoding="utf-8"?>
<math xmlns="http://www.w3.org/1998/Math/MathML" display="block">
  <semantics>
    <mi>θ</mi>
    <annotation encoding="StarMath 5.0">%theta</annotation>
  </semantics>
</math>
</file>

<file path=Object 21/content.xml><?xml version="1.0" encoding="utf-8"?>
<math xmlns="http://www.w3.org/1998/Math/MathML" display="block">
  <semantics>
    <mi>π</mi>
    <annotation encoding="StarMath 5.0">%pi</annotation>
  </semantics>
</math>
</file>

<file path=Object 22/content.xml><?xml version="1.0" encoding="utf-8"?>
<math xmlns="http://www.w3.org/1998/Math/MathML" display="block">
  <semantics>
    <mrow>
      <mo stretchy="false">−</mo>
      <mi>π</mi>
    </mrow>
    <annotation encoding="StarMath 5.0">-%pi</annotation>
  </semantics>
</math>
</file>

<file path=Object 23/content.xml><?xml version="1.0" encoding="utf-8"?>
<math xmlns="http://www.w3.org/1998/Math/MathML" display="block">
  <semantics>
    <mfrac>
      <mi>π</mi>
      <mn>2</mn>
    </mfrac>
    <annotation encoding="StarMath 5.0">{%pi} over { 2 }</annotation>
  </semantics>
</math>
</file>

<file path=Object 24/content.xml><?xml version="1.0" encoding="utf-8"?>
<math xmlns="http://www.w3.org/1998/Math/MathML" display="block">
  <semantics>
    <mfrac>
      <mrow>
        <mo stretchy="false">−</mo>
        <mi>π</mi>
      </mrow>
      <mn>2</mn>
    </mfrac>
    <annotation encoding="StarMath 5.0">-{%pi} over { 2 }</annotation>
  </semantics>
</math>
</file>

<file path=Object 25/content.xml><?xml version="1.0" encoding="utf-8"?>
<math xmlns="http://www.w3.org/1998/Math/MathML" display="block">
  <semantics>
    <mn>0</mn>
    <annotation encoding="StarMath 5.0">0</annotation>
  </semantics>
</math>
</file>

<file path=Object 3/content.xml><?xml version="1.0" encoding="utf-8"?>
<math xmlns="http://www.w3.org/1998/Math/MathML" display="block">
  <semantics>
    <mi>θ</mi>
    <annotation encoding="StarMath 5.0">%theta</annotation>
  </semantics>
</math>
</file>

<file path=Object 4/content.xml><?xml version="1.0" encoding="utf-8"?>
<math xmlns="http://www.w3.org/1998/Math/MathML" display="block">
  <semantics>
    <mrow>
      <msub>
        <mi>ϕ</mi>
        <mi>A</mi>
      </msub>
      <mo stretchy="false">=</mo>
      <mn>0</mn>
    </mrow>
    <annotation encoding="StarMath 5.0">%phi_{A} = 0</annotation>
  </semantics>
</math>
</file>

<file path=Object 5/content.xml><?xml version="1.0" encoding="utf-8"?>
<math xmlns="http://www.w3.org/1998/Math/MathML" display="block">
  <semantics>
    <mrow>
      <mrow>
        <msub>
          <mi>ϕ</mi>
          <mi>B</mi>
        </msub>
        <mo stretchy="false">=</mo>
        <mi>π</mi>
      </mrow>
      <mi>cos</mi>
      <mrow>
        <mo fence="true" stretchy="false">(</mo>
        <mrow>
          <mi>θ</mi>
        </mrow>
        <mo fence="true" stretchy="false">)</mo>
      </mrow>
    </mrow>
    <annotation encoding="StarMath 5.0">%phi_{B} = %pi cos(%theta)</annotation>
  </semantics>
</math>
</file>

<file path=Object 6/content.xml><?xml version="1.0" encoding="utf-8"?>
<math xmlns="http://www.w3.org/1998/Math/MathML" display="block">
  <semantics>
    <mrow>
      <mi>d</mi>
      <mo stretchy="false">=</mo>
      <mfrac>
        <mi>λ</mi>
        <mn>2</mn>
      </mfrac>
    </mrow>
    <annotation encoding="StarMath 5.0">d = {%lambda} over {2}</annotation>
  </semantics>
</math>
</file>

<file path=Object 7/content.xml><?xml version="1.0" encoding="utf-8"?>
<math xmlns="http://www.w3.org/1998/Math/MathML" display="block">
  <semantics>
    <mi>π</mi>
    <annotation encoding="StarMath 5.0">%pi</annotation>
  </semantics>
</math>
</file>

<file path=Object 8/content.xml><?xml version="1.0" encoding="utf-8"?>
<math xmlns="http://www.w3.org/1998/Math/MathML" display="block">
  <semantics>
    <mrow>
      <mo stretchy="false">−</mo>
      <mi>π</mi>
    </mrow>
    <annotation encoding="StarMath 5.0">-%pi</annotation>
  </semantics>
</math>
</file>

<file path=Object 9/content.xml><?xml version="1.0" encoding="utf-8"?>
<math xmlns="http://www.w3.org/1998/Math/MathML" display="block">
  <semantics>
    <mfrac>
      <mi>π</mi>
      <mn>2</mn>
    </mfrac>
    <annotation encoding="StarMath 5.0">{%pi} over { 2 }</annotation>
  </semantics>
</math>
</file>